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rown</text:p>
          </table:table-cell>
          <table:table-cell office:value-type="string">
            <text:p>Jun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Edwards</text:p>
          </table:table-cell>
          <table:table-cell office:value-type="string">
            <text:p>Allan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gonzo</text:p>
          </table:table-cell>
          <table:table-cell office:value-type="string">
            <text:p>james</text:p>
          </table:table-cell>
          <table:table-cell table:number-columns-repeated="2"/>
        </table:table-row>
        <table:table-row table:style-name="ro1">
          <table:table-cell office:value-type="string">
            <text:p>Zorrilla</text:p>
          </table:table-cell>
          <table:table-cell office:value-type="string">
            <text:p>claudio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14/11/2015</text:date>, <text:time>11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Gonzalez</meta:initial-creator>
    <meta:creation-date>2015-11-12T18:39:35.42</meta:creation-date>
    <dc:date>2015-11-14T11:36:48.97</dc:date>
    <dc:creator>Marta Gonzalez</dc:creator>
    <meta:editing-duration>PT3M18S</meta:editing-duration>
    <meta:editing-cycles>3</meta:editing-cycles>
    <meta:generator>OpenOffice/4.1.2$Win32 OpenOffice.org_project/412m3$Build-9782</meta:generator>
    <meta:document-statistic meta:table-count="3" meta:cell-count="11" meta:object-count="0"/>
  </office:meta>
</office:document-meta>
</file>